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Khmer OS1" svg:font-family="'Khmer O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Khmer OS" svg:font-family="'Khmer O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7e_LT_7e_Gliederung_20_1">
      <style:paragraph-properties fo:margin-left="0.1181in" fo:margin-right="0in" fo:line-height="100%" fo:text-indent="0in" style:auto-text-indent="false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</style:style>
    <style:style style:name="P2" style:family="paragraph" style:parent-style-name="Standard">
      <style:text-properties style:font-name="Khmer OS1" style:font-name-complex="Khmer OS1"/>
    </style:style>
    <style:style style:name="P3" style:family="paragraph" style:parent-style-name="Default_7e_LT_7e_Gliederung_20_1">
      <style:paragraph-properties fo:margin-left="0.1181in" fo:margin-right="0in" fo:line-height="100%" fo:text-indent="0in" style:auto-text-indent="false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style:font-name="Khmer OS"/>
    </style:style>
    <style:style style:name="P4" style:family="paragraph" style:parent-style-name="Standard">
      <style:text-properties style:font-name="Khmer OS1" style:font-name-complex="Khmer OS1"/>
    </style:style>
    <style:style style:name="T1" style:family="text">
      <style:text-properties fo:color="#c00000" style:font-name="Khmer OS"/>
    </style:style>
    <style:style style:name="T2" style:family="text">
      <style:text-properties style:font-name="Khmer OS"/>
    </style:style>
    <style:style style:name="T3" style:family="text">
      <style:text-properties style:font-name="Khmer OS" fo:font-size="28pt" style:font-size-asian="28pt"/>
    </style:style>
    <style:style style:name="T4" style:family="text">
      <style:text-properties fo:color="#0000ff" fo:font-size="28pt" style:font-size-asian="28pt"/>
    </style:style>
    <style:style style:name="T5" style:family="text">
      <style:text-properties fo:color="#ff0000" style:font-name="Khmer OS"/>
    </style:style>
    <style:style style:name="T6" style:family="text">
      <style:text-properties fo:font-size="28pt" style:font-size-asian="28pt"/>
    </style:style>
    <style:style style:name="T7" style:family="text">
      <style:text-properties style:font-name="Lucida Sans Unicode" fo:font-size="28pt" style:font-size-asian="28pt"/>
    </style:style>
    <style:style style:name="T8" style:family="text">
      <style:text-properties style:font-name="Khmer OS1" style:font-name-complex="Khmer O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8">Exercise:</text:span><text:span text:style-name="T1">1.</text:span><text:span text:style-name="T2">ដូចម្តេចដែលហៅថា asm ? គេប្រើវាសម្រាប់ធ្វើអ្វី?</text:span></text:p>
      <text:p text:style-name="P1"><text:span text:style-name="T1">2.</text:span><text:span text:style-name="T2">ដូចម្តេចដែលហៅថា (a). Mnemomic, (b).Assembler</text:span></text:p>
      <text:p text:style-name="P1"><text:span text:style-name="T2">(c).Invoke, (d).data type, (e).</text:span><text:span text:style-name="T4"> FPU ?</text:span></text:p>
      <text:p text:style-name="P1"><text:span text:style-name="T5">3.</text:span><text:span text:style-name="T2">ចូរសរសេរប្រូក្រាមដើម្បី :</text:span></text:p>
      <text:p text:style-name="P3"><text:s text:c="3"/>(a). រករឺសសមីកា​ ax + b =0</text:p>
      <text:p text:style-name="P3"><text:s text:c="3"/>(b).រកមធ្យមភាគនៃមុខវិជ្ជា Fundamental, Math, Electronic, English ,C</text:p>
      <text:p text:style-name="P1"><text:span text:style-name="T5">4.</text:span><text:span text:style-name="T2"> ចូរសរសេរប្រូក្រាមដើម្បី :</text:span></text:p>
      <text:p text:style-name="P1"><text:span text:style-name="T2"><text:s text:c="4"/>a.</text:span><text:span text:style-name="T6"> sum=1+3+5+...+2n-1</text:span></text:p>
      <text:p text:style-name="P1"><text:span text:style-name="T7"><text:s text:c="3"/>b.</text:span><text:span text:style-name="T3">រកសីតុហភាព</text:span></text:p>
      <text:p text:style-name="P1"/>
      <text:p text:style-name="P2"><text:line-break/></text:p>
      <text:p text:style-name="P2">1. asm ជា ភាសារកំរិតទាប១ដោយប្រើ Instructions, Register, Memory(Ram) and អនុគមន៍ឬ Method ដើម្បីសរសេរកូដរបស់ CPU <text:soft-page-break/>ដោយផ្ទាល់ ។ <text:line-break/>- គេប្រើសំរាប់បង្កើតកម្មវិធីទាក់ទងនឹងដំណើរការផ្នែករឹង, driver, Owner OS, Robotic or smart devices។</text:p>
      <text:p text:style-name="P2"/>
      <text:p text:style-name="P2">2. ដែលហៅថា:</text:p>
      <text:p text:style-name="P2">- Mnemonic:</text:p>
      <text:p text:style-name="P2">- Data Type: dw, dd, dh</text:p>
      <text:p text:style-name="P2">- FPU(Floating-Point Processing): គឺជាការធ្វើប្រមាណវិធីទសភាគដោយប្រើ 80 bit Register and instructi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Khmer OS1" svg:font-family="'Khmer O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Khmer OS" svg:font-family="'Khmer O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Arial1" style:font-size-complex="12pt" style:text-emphasize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bject_20_with_20_arrow" style:display-name="Object with arrow" style:family="paragraph" style:parent-style-name="Standard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loext:contextual-spacing="false" fo:margin-top="0in" fo:margin-bottom="0in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loext:contextual-spacing="false" fo:margin-left="0in" fo:margin-right="0.0783in" fo:margin-top="0.0398in" fo:margin-bottom="0.0398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ing1" style:family="paragraph" style:parent-style-name="Standard" style:default-outline-level="">
      <style:paragraph-properties loext:contextual-spacing="false" fo:margin-top="0.1654in" fo:margin-bottom="0.0827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ing2" style:family="paragraph" style:parent-style-name="Standard" style:default-outline-level="">
      <style:paragraph-properties loext:contextual-spacing="false" fo:margin-top="0.1654in" fo:margin-bottom="0.0827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font-name-asian="DejaVu Sans1" style:font-size-asian="27pt" style:font-style-asian="normal" style:font-weight-asian="normal" style:font-name-complex="Arial1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font-name="DejaVu San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font-name="DejaVu Sans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font-name="DejaVu Sans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font-name="DejaVu Sans" fo:font-size="41pt" fo:font-style="normal" fo:text-shadow="none" style:text-underline-style="none" fo:font-weight="bold" style:font-name-asian="DejaVu Sans1" style:font-size-asian="41pt" style:font-style-asian="normal" style:font-weight-asian="bold" style:font-name-complex="Arial1" style:font-size-complex="12pt" style:text-emphasize="none"/>
    </style:style>
    <style:style style:name="Default_7e_LT_7e_Untertitel" style:display-name="Default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font-name-asian="DejaVu Sans1" style:font-size-asian="27pt" style:font-style-asian="normal" style:font-weight-asian="normal" style:font-name-complex="Arial1" style:font-size-complex="12pt" style:text-emphasize="none"/>
    </style:style>
    <style:style style:name="Default_7e_LT_7e_Notizen" style:display-name="Default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Arial1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Arial1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default" style:family="paragraph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name-asian="DejaVu Sans1" style:font-size-asian="18pt" style:font-name-complex="Arial1" style:font-size-complex="12pt"/>
    </style:style>
    <style:style style:name="blue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blue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blue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bw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bw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bw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orange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orange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orange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turquise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turquise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turquise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gray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gray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gray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sun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sun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sun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earth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earth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earth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green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green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green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seetang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seetang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seetang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lightblue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lightblue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lightblue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yellow1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yellow2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yellow3" style:family="paragraph" style:parent-style-name="default" style:default-outline-level="">
      <style:paragraph-properties loext:contextual-spacing="false" fo:margin-top="0in" fo:margin-bottom="0in" style:line-height-at-least="0.139in"/>
      <style:text-properties fo:color="#ffffff" style:font-name="DejaVu Sans" fo:font-size="18pt" style:font-size-asian="18pt"/>
    </style:style>
    <style:style style:name="Background_20_objects" style:display-name="Background objects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Arial1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Notes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font-name-asian="DejaVu Sans1" style:font-size-asian="27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font-name="DejaVu San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font-name="DejaVu Sans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font-name="DejaVu Sans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1_7e_LT_7e_Untertitel" style:display-name="Title1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1_7e_LT_7e_Notizen" style:display-name="Title1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2_7e_LT_7e_Gliederung_20_1" style:display-name="Title2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2_7e_LT_7e_Untertitel" style:display-name="Title2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2_7e_LT_7e_Notizen" style:display-name="Title2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3_7e_LT_7e_Gliederung_20_1" style:display-name="Title3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3_7e_LT_7e_Untertitel" style:display-name="Title3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3_7e_LT_7e_Notizen" style:display-name="Title3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4_7e_LT_7e_Gliederung_20_1" style:display-name="Title4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4_7e_LT_7e_Untertitel" style:display-name="Title4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4_7e_LT_7e_Notizen" style:display-name="Title4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5_7e_LT_7e_Gliederung_20_1" style:display-name="Title5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5_7e_LT_7e_Untertitel" style:display-name="Title5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5_7e_LT_7e_Notizen" style:display-name="Title5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6_7e_LT_7e_Gliederung_20_1" style:display-name="Title6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6_7e_LT_7e_Untertitel" style:display-name="Title6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6_7e_LT_7e_Notizen" style:display-name="Title6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7_7e_LT_7e_Gliederung_20_1" style:display-name="Title7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7_7e_LT_7e_Untertitel" style:display-name="Title7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7_7e_LT_7e_Notizen" style:display-name="Title7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8_7e_LT_7e_Gliederung_20_1" style:display-name="Title8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8_7e_LT_7e_Untertitel" style:display-name="Title8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8_7e_LT_7e_Notizen" style:display-name="Title8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style:style style:name="Title9_7e_LT_7e_Gliederung_20_1" style:display-name="Title9~LT~Gliederung 1" style:family="paragraph" style:default-outline-level="">
      <style:paragraph-properties loext:contextual-spacing="false" fo:margin-top="0.0555in" fo:margin-bottom="0in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loext:contextual-spacing="false" fo:margin-top="0.0453in" fo:margin-bottom="0in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font-name="DejaVu San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font-name="DejaVu Sans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loext:contextual-spacing="false" fo:margin-top="0.0484in" fo:margin-bottom="0in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loext:contextual-spacing="false" fo:margin-top="0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font-name="DejaVu Sans" fo:font-size="41pt" fo:font-style="normal" fo:text-shadow="none" style:text-underline-style="none" fo:font-weight="bold" style:letter-kerning="true" style:font-name-asian="DejaVu Sans1" style:font-size-asian="41pt" style:font-style-asian="normal" style:font-weight-asian="bold" style:font-name-complex="Arial1" style:font-size-complex="12pt" style:text-emphasize="none"/>
    </style:style>
    <style:style style:name="Title9_7e_LT_7e_Untertitel" style:display-name="Title9~LT~Untertitel" style:family="paragraph" style:default-outline-level="">
      <style:paragraph-properties loext:contextual-spacing="false" fo:margin-left="0.1193in" fo:margin-right="0in" fo:margin-top="0.0555in" fo:margin-bottom="0in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font-name="DejaVu Sans" fo:font-size="27pt" fo:font-style="normal" fo:text-shadow="none" style:text-underline-style="none" fo:font-weight="normal" style:letter-kerning="true" style:font-name-asian="DejaVu Sans1" style:font-size-asian="27pt" style:font-style-asian="normal" style:font-weight-asian="normal" style:font-name-complex="Arial1" style:font-size-complex="12pt" style:text-emphasize="none"/>
    </style:style>
    <style:style style:name="Title9_7e_LT_7e_Notizen" style:display-name="Title9~LT~Notizen" style:family="paragraph" style:default-outline-level="">
      <style:paragraph-properties loext:contextual-spacing="false" fo:margin-top="0.0626in" fo:margin-bottom="0in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Arial1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Times New Roman" fo:font-size="12pt" style:letter-kerning="true" style:font-name-asian="DejaVu Sans1" style:font-size-asian="12pt" style:font-name-complex="Arial1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Times New Roman" fo:font-size="12pt" style:font-name-asian="DejaVu Sans1" style:font-size-asian="12pt" style:font-name-complex="Arial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8$Unix OpenOffice.org_project/418m3$Build-9803</meta:generator>
    <dc:date>2021-01-19T10:14:43</dc:date>
    <meta:editing-duration>PT16M13S</meta:editing-duration>
    <meta:editing-cycles>5</meta:editing-cycles>
    <meta:document-statistic meta:table-count="0" meta:image-count="0" meta:object-count="0" meta:page-count="2" meta:paragraph-count="15" meta:word-count="85" meta:character-count="702"/>
    <dc:creator>Daveat Corn</dc:creator>
  </office:meta>
</office:document-meta>
</file>